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4b58" officeooo:paragraph-rsid="0002434b"/>
    </style:style>
    <style:style style:name="P2" style:family="paragraph" style:parent-style-name="Preformatted_20_Text">
      <style:text-properties officeooo:rsid="00143494" officeooo:paragraph-rsid="0003d695"/>
    </style:style>
    <style:style style:name="P3" style:family="paragraph" style:parent-style-name="Preformatted_20_Text">
      <style:text-properties officeooo:rsid="000dca52" officeooo:paragraph-rsid="0005aa60"/>
    </style:style>
    <style:style style:name="P4" style:family="paragraph" style:parent-style-name="Preformatted_20_Text">
      <style:text-properties officeooo:rsid="000e3b3e" officeooo:paragraph-rsid="0005bd5e"/>
    </style:style>
    <style:style style:name="P5" style:family="paragraph" style:parent-style-name="Preformatted_20_Text">
      <style:text-properties officeooo:rsid="000ee29a" officeooo:paragraph-rsid="0006c2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: Détermination de la validité des parametres</text:p>
      <text:p text:style-name="P1">Description : Le système determine si les paramètres du trajet sont valides ou non.</text:p>
      <text:p text:style-name="P1">Acteurs : L’utilisateur.</text:p>
      <text:p text:style-name="P1">Contexte : Le système doit déterminer si les parametres du trajet sont valides pour déterminer si le trajet choisi est valide ou non.</text:p>
      <text:p text:style-name="P1">Entrées et préconditions : Les paramètres non null.</text:p>
      <text:p text:style-name="P1">Sorties et postconditions : Renvoie vrai si les parametres sont valides, faux sinon.</text:p>
      <text:p text:style-name="P1">Extension : Nom : Destination Valide(Ville d’arrivée)</text:p>
      <text:p text:style-name="P1"><text:tab/><text:tab/>point de rattachement : Détermine si la ville de destination est <text:tab/><text:tab/>valide, bien différente de la ville de départ</text:p>
      <text:p text:style-name="P1"><text:tab/><text:tab/>Etapes principales de l’extension : 1) Vérifie que la ville de <text:tab/><text:tab/><text:tab/>destination est enregistré dans la base de données et qu’elle est <text:tab/><text:tab/>différente de la ville de départ.</text:p>
      <text:p text:style-name="P1"><text:tab/><text:tab/><text:tab/></text:p>
      <text:p text:style-name="P1"/>
      <text:p text:style-name="P1">Scénario principal :</text:p>
      <text:p text:style-name="P1"/>
      <text:p text:style-name="P1">1) L’utilisateur choisit et saisi les paramètres.</text:p>
      <text:p text:style-name="P1">2) Le système détermine alors le meileur trajet possible.</text:p>
      <text:p text:style-name="P1">3) Le système affiche alors le trajet, ainsi que tous les calculs qui ont été effectué sur le temps de parcours, la distance, le volume d’essence consommé et le prix à payer.</text:p>
      <text:p text:style-name="P1"/>
      <text:p text:style-name="P1">Scénario d’erreur :</text:p>
      <text:p text:style-name="P1">1)a) La ville de départ et d’arrivée sont identiques : Pas de trajet possible, car ces 2 villes doivent etre différentes. Reprise en 1.</text:p>
      <text:p text:style-name="P1"/>
      <text:p text:style-name="P1">3)b) Le prix dépasse celui imposé par l’utilisateur. Reprise en 2 pour recalculer un trajet qui respecte au mieux la contrainte. Si ce n’est pas possible, notifie l’utilisate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om : Détermination du trajet</text:p>
      <text:p text:style-name="P2">Description : Le système determine le meilleur trajet en fonction des paramètres.</text:p>
      <text:p text:style-name="P2">Acteurs : L’utilisateur.</text:p>
      <text:p text:style-name="P2">Contexte : Le système essaie de choisir le trajet correspondant au mieux aux contraintes imposées par l’utilisateur, en fonction des paramètres saisis.</text:p>
      <text:p text:style-name="P2">Entrées et préconditions : Ville de départ, ville d’arrivée, les paramètres.</text:p>
      <text:p text:style-name="P2">Sorties et postconditions : Pas de sortie, affiche le trajet, avec les villes à parcourir, pareillement pour les routes, ainsi qu’une estimation du temps de trajet, de la distance à parcourir et du volume d’essence consommé et de CO2 expulsé. </text:p>
      <text:p text:style-name="P2">Extension : Nom : Calcul (Distance, temps, cO2, argent….)</text:p>
      <text:p text:style-name="P2"><text:tab/><text:tab/>point de rattachement : Effectue les calculs pour et du trajet</text:p>
      <text:p text:style-name="P2"><text:tab/><text:tab/>Etapes principales de l’extension : 1) Effectue tous les calculs.</text:p>
      <text:p text:style-name="P2"><text:tab/><text:tab/><text:tab/></text:p>
      <text:p text:style-name="P2"/>
      <text:p text:style-name="P2">Scénario principal :</text:p>
      <text:p text:style-name="P2"/>
      <text:p text:style-name="P2">1) L’utilisateur choisit et saisi les paramètres.</text:p>
      <text:p text:style-name="P2">2) Le système détermine alors le meileur trajet possible.</text:p>
      <text:p text:style-name="P2">3) Le système affiche alors le trajet, ainsi que tous les calculs qui ont été effectué sur le temps de parcours, la distance, le volume d’essence consommé et le prix à payer.</text:p>
      <text:p text:style-name="P2"/>
      <text:p text:style-name="P2">Scénario d’erreur :</text:p>
      <text:p text:style-name="P2">1)a) La ville de départ et d’arrivée sont identiques : Pas de trajet possible, car ces 2 villes doivent etre différentes. Reprise en 1.</text:p>
      <text:p text:style-name="P2"/>
      <text:p text:style-name="P2">3)b) Le prix dépasse celui imposé par l’utilisateur. Reprise en 2 pour recalculer un trajet qui respecte au mieux la contrainte. Si ce n’est pas possible, notifie l’utilisateu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Nom : enregistrer historique</text:p>
      <text:p text:style-name="P3">Description : Le système enregistre le trajet effectué, avec les paramètres, le véhicule et le trajet.</text:p>
      <text:p text:style-name="P3">Acteurs : L’utilisateur.</text:p>
      <text:p text:style-name="P3">Contexte : L’utilisateur, une fois arrivé à destination, autorise ou non le système a enregistrer le trajet effectué.</text:p>
      <text:p text:style-name="P3">Entrées et préconditions : Trajet, véhicule, paramètres. Il faut que le trajet ait été effectué correctement.</text:p>
      <text:p text:style-name="P3">Sorties et postconditions : Pas de sortie, enregistre juste les données dans l’historique si autorisé.</text:p>
      <text:p text:style-name="P3"/>
      <text:p text:style-name="P3">Scénario principal :</text:p>
      <text:p text:style-name="P3"/>
      <text:p text:style-name="P3">1) L’utilisateur confirme au système qu’il est arrivé à destination.</text:p>
      <text:p text:style-name="P3">2) Le système demande l’autorisation d’enregistrer ou non ce trajet dans l’historique.</text:p>
      <text:p text:style-name="P3">3) Si oui, le système enregistre effectivement dans l’historique. Ne fait rien sinon.</text:p>
      <text:p text:style-name="P3">4) Sortie du navigateur.</text:p>
      <text:p text:style-name="P3"/>
      <text:p text:style-name="P3">Scénario d’erreur :</text:p>
      <text:p text:style-name="P3">3)a) Enregistre si l’utilisateur a refusé. Dans ce cas, supprime, reprise en 4).</text:p>
      <text:p text:style-name="P3"/>
      <text:p text:style-name="P3">3)b) Le système n’enregistre pas, alors que l’utilisateur a voulu que ce soit enregistré. Le système enregistre alors dans l’historique. Reprise en 4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om : Enregistrer véhicule</text:p>
      <text:p text:style-name="P4">Description : L’utilasateur enregistre un véhicule</text:p>
      <text:p text:style-name="P4">Acteurs : L’utilisateur</text:p>
      <text:p text:style-name="P4">Contexte : L’utilisateur, enregistré ou non, a cliqué sur cette fonctionalité</text:p>
      <text:p text:style-name="P4">Entrées et préconditions : L’utilasateur a bien renseigné le gabarit et le type d’essence du véhicule. Ce véhicule ne doit pas avoir déjà été enregistré.</text:p>
      <text:p text:style-name="P4">Sorties et postconditions : Nouvel objet “Véhicule” créé, et bien enregistré dans les paramètres. Il faut que le véhicule soit bien intégré dans l’historique.</text:p>
      <text:p text:style-name="P4"/>
      <text:p text:style-name="P4"/>
      <text:p text:style-name="P4">Scénario principal :</text:p>
      <text:p text:style-name="P4"/>
      <text:p text:style-name="P4">1) L’utilisateur rentre le gabarit du véhicule.</text:p>
      <text:p text:style-name="P4">2) L’utilisateur saisit le type de carburant.</text:p>
      <text:p text:style-name="P4">3) Le système vérifie que le véhicule n’est pas déjà enregistré dans l’historique.</text:p>
      <text:p text:style-name="P4">4) Le système enregistre le véhicule saisit par l’utilisateur.</text:p>
      <text:p text:style-name="P4">5) Le système permet la suite des choix du trajet.</text:p>
      <text:p text:style-name="P4"/>
      <text:p text:style-name="P4">Scénario d’erreur (a):</text:p>
      <text:p text:style-name="P4">3)a) Si le véhicule a déjà été enregistré, alors ne l’enregistre pas et le signale à l’utilisateur, pour qu’il le choissise directement dans l’historique. Reprise à 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Nom : Consulter l’historique</text:p>
      <text:p text:style-name="P5">Description : L’utilisateur consulte son historique de trajets, de véhicules et de paramètres</text:p>
      <text:p text:style-name="P5">Acteurs : L’utilisateur</text:p>
      <text:p text:style-name="P5">Contexte : L’utilisateur vérifie tous les trajets effectués avec quel véhicule en fonction de quels paramètres.</text:p>
      <text:p text:style-name="P5">Entrées et préconditions : Aucune entrée, il faut qu’il y ait un historique déjà crée.</text:p>
      <text:p text:style-name="P5">Sorties et postconditions : Pas de sortie, affiche juste les données.</text:p>
      <text:p text:style-name="P5">Extension: Nom: Relancer Trajet(trajet)</text:p>
      <text:p text:style-name="P5"><text:tab/> <text:s text:c="4"/>Point de rattachement: Relance un trajet à partir de l’historique.</text:p>
      <text:p text:style-name="P5"><text:tab/> <text:s text:c="4"/>Etapes principales de l’extension: 1) L’utilisateur choisit un trajet <text:tab/> <text:s text:c="4"/>dans l’historique.</text:p>
      <text:p text:style-name="P5"><text:tab/> <text:s text:c="4"/>2) Le programme relance le trajet sélectionné.<text:tab/><text:tab/></text:p>
      <text:p text:style-name="P5"><text:tab/></text:p>
      <text:p text:style-name="P5"/>
      <text:p text:style-name="P5">Scénario principal :</text:p>
      <text:p text:style-name="P5"/>
      <text:p text:style-name="P5">1) L’utilisateur fait appel à la foncitonnalité.</text:p>
      <text:p text:style-name="P5">2) L’historique s’affiche, du plus récent au plus ancien.</text:p>
      <text:p text:style-name="P5">3) Choix de l’affichage dynamique : Du plus récent au plus ancien, inversement, en fonction des paramètres ou alors du trajet.</text:p>
      <text:p text:style-name="P5">4) Fermeture de l’historique.</text:p>
      <text:p text:style-name="P5"/>
      <text:p text:style-name="P5">Scénario d’erreur :</text:p>
      <text:p text:style-name="P5"/>
      <text:p text:style-name="P5">1)a) Il n’y a pas d’historique, donc rien ne s’affiche, l’utilisateur est invité à faire au moins un trajet. Reprise en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58:30.090508903</meta:creation-date>
    <meta:generator>LibreOffice/5.1.6.2$Linux_X86_64 LibreOffice_project/10m0$Build-2</meta:generator>
    <dc:date>2019-02-25T15:01:41.361992445</dc:date>
    <meta:editing-duration>PT3M9S</meta:editing-duration>
    <meta:editing-cycles>5</meta:editing-cycles>
    <meta:document-statistic meta:table-count="0" meta:image-count="0" meta:object-count="0" meta:page-count="5" meta:paragraph-count="80" meta:word-count="926" meta:character-count="5912" meta:non-whitespace-character-count="5014"/>
  </office:meta>
</office:document-meta>
</file>